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5cm" svg:height="1.9cm" svg:x="10.5cm" svg:y="1.4cm">
          <text:p text:style-name="P1">Water state identifier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8.1cm" svg:height="2cm" svg:x="1.6cm" svg:y="5.3cm">
          <text:p text:style-name="P1">Get water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7.9cm" svg:height="2.5cm" svg:x="10.8cm" svg:y="8.5cm">
          <text:p text:style-name="P1">Calculate water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8.2cm" svg:height="2cm" svg:x="19.9cm" svg:y="5.3cm">
          <text:p text:style-name="P1">Display water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65cm" svg:y1="5.3cm" svg:x2="14.75cm" svg:y2="3.3cm" draw:start-shape="id1" draw:start-glue-point="4" draw:end-shape="id2" svg:d="M5650 5300v-999h9100v-1001" svg:viewBox="0 0 9101 2001">
          <text:p/>
        </draw:connector>
        <draw:connector draw:style-name="gr2" draw:text-style-name="P1" draw:layer="layout" svg:x1="14.75cm" svg:y1="3.3cm" svg:x2="24cm" svg:y2="5.3cm" draw:start-shape="id2" draw:start-glue-point="6" draw:end-shape="id3" svg:d="M14750 3300v1001h9250v999" svg:viewBox="0 0 9251 2001">
          <text:p/>
        </draw:connector>
        <draw:connector draw:style-name="gr2" draw:text-style-name="P1" draw:layer="layout" svg:x1="14.75cm" svg:y1="8.5cm" svg:x2="14.75cm" svg:y2="3.3cm" draw:start-shape="id4" draw:start-glue-point="4" draw:end-shape="id2" draw:end-glue-point="6" svg:d="M14750 8500v-5200" svg:viewBox="0 0 1 5201">
          <text:p/>
        </draw:connector>
        <draw:custom-shape draw:style-name="gr1" draw:text-style-name="P1" xml:id="id5" draw:id="id5" draw:layer="layout" svg:width="1.6cm" svg:height="1.4cm" svg:x="14cm" svg:y="11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6" draw:id="id6" draw:layer="layout" svg:width="6.1cm" svg:height="2cm" svg:x="7.7cm" svg:y="13.3cm">
          <text:p text:style-name="P1">Water state is a g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4cm" svg:y1="11.7cm" svg:x2="10.75cm" svg:y2="13.3cm" draw:start-shape="id5" draw:start-glue-point="5" draw:end-shape="id6" svg:d="M14000 11700h-3250v1600" svg:viewBox="0 0 3251 1601">
          <text:p/>
        </draw:connector>
        <draw:custom-shape draw:style-name="gr1" draw:text-style-name="P1" draw:layer="layout" svg:width="1cm" svg:height="0.6cm" svg:x="12.1cm" svg:y="11.8cm">
          <text:p text:style-name="P1">T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1" draw:text-style-name="P3" draw:layer="layout" svg:width="6.6cm" svg:height="2.8cm" svg:x="0.3cm" svg:y="9.4cm">
          <text:p text:style-name="P2">Key:</text:p>
          <text:p text:style-name="P2"/>
          <text:p text:style-name="P3">1. if water state &gt; 100</text:p>
          <text:p text:style-name="P3">2. if water state &lt; 0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1.5cm" svg:height="1.5cm" svg:x="17.8cm" svg:y="12.7cm">
          <text:p text:style-name="P1">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5.6cm" svg:y1="11.7cm" svg:x2="18.55cm" svg:y2="12.7cm" draw:start-shape="id5" draw:start-glue-point="7" draw:end-shape="id7" draw:end-glue-point="4" svg:d="M15600 11700h2950v1000" svg:viewBox="0 0 2951 1001">
          <text:p/>
        </draw:connector>
        <draw:custom-shape draw:style-name="gr1" draw:text-style-name="P1" draw:layer="layout" svg:width="1cm" svg:height="0.6cm" svg:x="16.4cm" svg:y="11.8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2cm" svg:height="2.5cm" svg:x="16.5cm" svg:y="16.3cm">
          <text:p text:style-name="P1">Water is soli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4.5cm" svg:height="2.5cm" svg:x="23cm" svg:y="15.3cm">
          <text:p text:style-name="P1">Water is liqui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55cm" svg:y1="14.2cm" svg:x2="18.6cm" svg:y2="16.3cm" draw:start-shape="id7" draw:start-glue-point="6" draw:end-shape="id8" draw:end-glue-point="4" svg:d="M18550 14200v1051h50v1049" svg:viewBox="0 0 51 2101">
          <text:p/>
        </draw:connector>
        <draw:connector draw:style-name="gr2" draw:text-style-name="P1" draw:layer="layout" svg:x1="19.3cm" svg:y1="13.45cm" svg:x2="25.25cm" svg:y2="15.3cm" draw:start-shape="id7" draw:start-glue-point="7" draw:end-shape="id9" draw:end-glue-point="4" svg:d="M19300 13450h5950v1850" svg:viewBox="0 0 5951 1851">
          <text:p/>
        </draw:connector>
        <draw:custom-shape draw:style-name="gr1" draw:text-style-name="P1" draw:layer="layout" svg:width="1cm" svg:height="0.6cm" svg:x="17.7cm" svg:y="14.9cm">
          <text:p text:style-name="P1">T</text:p>
          <draw:enhanced-geometry svg:viewBox="0 0 21600 21600" draw:glue-points="10800 0 0 10800 10800 21600 21600 10800" draw:mirror-vertical="false" draw:mirror-horizontal="false" draw:type="flowchart-process" draw:enhanced-path="M 0 0 L 21600 0 21600 21600 0 21600 0 0 Z N"/>
        </draw:custom-shape>
        <draw:custom-shape draw:style-name="gr1" draw:text-style-name="P1" draw:layer="layout" svg:width="1cm" svg:height="0.6cm" svg:x="21.9cm" svg:y="12.8cm">
          <text:p text:style-name="P1">F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2:13:34.378000000</meta:creation-date>
    <dc:date>2014-09-30T12:24:40.933000000</dc:date>
    <meta:editing-duration>P0D</meta:editing-duration>
    <meta:editing-cycles>1</meta:editing-cycles>
    <meta:document-statistic meta:object-count="21"/>
    <meta:generator>LibreOffice/4.2.5.2$Windows_x86 LibreOffice_project/61cb170a04bb1f12e77c884eab9192be736ec5f5</meta:generator>
  </office:meta>
</office:document-meta>
</file>